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Direction</text:p>
          </table:table-cell>
          <table:table-cell office:value-type="string">
            <text:p>Inbound</text:p>
          </table:table-cell>
          <table:table-cell table:number-columns-repeated="1022"/>
        </table:table-row>
        <table:table-row table:style-name="ro1">
          <table:table-cell office:value-type="string">
            <text:p>Start Date</text:p>
          </table:table-cell>
          <table:table-cell office:value-type="string">
            <text:p>8/30/2010</text:p>
          </table:table-cell>
          <table:table-cell table:number-columns-repeated="1022"/>
        </table:table-row>
        <table:table-row table:style-name="ro1">
          <table:table-cell office:value-type="string">
            <text:p>End date</text:p>
          </table:table-cell>
          <table:table-cell office:value-type="string">
            <text:p>5/1/2011</text:p>
          </table:table-cell>
          <table:table-cell table:number-columns-repeated="1022"/>
        </table:table-row>
        <table:table-row table:style-name="ro2">
          <table:table-cell office:value-type="string">
            <text:p>Route</text:p>
          </table:table-cell>
          <table:table-cell office:value-type="string">
            <text:p>Days</text:p>
          </table:table-cell>
          <table:table-cell office:value-type="string">
            <text:p>Display Name</text:p>
          </table:table-cell>
          <table:table-cell office:value-type="string">
            <text:p>Euclid Avenue &amp; Wescott Street</text:p>
          </table:table-cell>
          <table:table-cell office:value-type="string">
            <text:p>Genesee St. &amp; University Ave</text:p>
          </table:table-cell>
          <table:table-cell office:value-type="string">
            <text:p>College Place</text:p>
          </table:table-cell>
          <table:table-cell office:value-type="string">
            <text:p>NO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43.036818,-76.118941</text:p>
          </table:table-cell>
          <table:table-cell office:value-type="string">
            <text:p>43.046896,-76.134333</text:p>
          </table:table-cell>
          <table:table-cell office:value-type="string">
            <text:p>43.037295,-76.131454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17:33</text:p>
          </table:table-cell>
          <table:table-cell office:value-type="string">
            <text:p>17:38</text:p>
          </table:table-cell>
          <table:table-cell office:value-type="string">
            <text:p>17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17:53</text:p>
          </table:table-cell>
          <table:table-cell office:value-type="string">
            <text:p>17:58</text:p>
          </table:table-cell>
          <table:table-cell office:value-type="string">
            <text:p>18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18:13</text:p>
          </table:table-cell>
          <table:table-cell office:value-type="string">
            <text:p>18:18</text:p>
          </table:table-cell>
          <table:table-cell office:value-type="string">
            <text:p>18:2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18:33</text:p>
          </table:table-cell>
          <table:table-cell office:value-type="string">
            <text:p>18:38</text:p>
          </table:table-cell>
          <table:table-cell office:value-type="string">
            <text:p>18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18:53</text:p>
          </table:table-cell>
          <table:table-cell office:value-type="string">
            <text:p>18:58</text:p>
          </table:table-cell>
          <table:table-cell office:value-type="string">
            <text:p>19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19:13</text:p>
          </table:table-cell>
          <table:table-cell office:value-type="string">
            <text:p>19:18</text:p>
          </table:table-cell>
          <table:table-cell office:value-type="string">
            <text:p>19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19:33</text:p>
          </table:table-cell>
          <table:table-cell office:value-type="string">
            <text:p>19:38</text:p>
          </table:table-cell>
          <table:table-cell office:value-type="string">
            <text:p>19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19:53</text:p>
          </table:table-cell>
          <table:table-cell office:value-type="string">
            <text:p>19:58</text:p>
          </table:table-cell>
          <table:table-cell office:value-type="string">
            <text:p>20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0:13</text:p>
          </table:table-cell>
          <table:table-cell office:value-type="string">
            <text:p>20:18</text:p>
          </table:table-cell>
          <table:table-cell office:value-type="string">
            <text:p>20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0:33</text:p>
          </table:table-cell>
          <table:table-cell office:value-type="string">
            <text:p>20:38</text:p>
          </table:table-cell>
          <table:table-cell office:value-type="string">
            <text:p>20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0:53</text:p>
          </table:table-cell>
          <table:table-cell office:value-type="string">
            <text:p>20:58</text:p>
          </table:table-cell>
          <table:table-cell office:value-type="string">
            <text:p>21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0:13</text:p>
          </table:table-cell>
          <table:table-cell office:value-type="string">
            <text:p>20:18</text:p>
          </table:table-cell>
          <table:table-cell office:value-type="string">
            <text:p>20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0:33</text:p>
          </table:table-cell>
          <table:table-cell office:value-type="string">
            <text:p>20:38</text:p>
          </table:table-cell>
          <table:table-cell office:value-type="string">
            <text:p>20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0:53</text:p>
          </table:table-cell>
          <table:table-cell office:value-type="string">
            <text:p>20:58</text:p>
          </table:table-cell>
          <table:table-cell office:value-type="string">
            <text:p>22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2:13</text:p>
          </table:table-cell>
          <table:table-cell office:value-type="string">
            <text:p>22:18</text:p>
          </table:table-cell>
          <table:table-cell office:value-type="string">
            <text:p>22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2:33</text:p>
          </table:table-cell>
          <table:table-cell office:value-type="string">
            <text:p>22:38</text:p>
          </table:table-cell>
          <table:table-cell office:value-type="string">
            <text:p>22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2:53</text:p>
          </table:table-cell>
          <table:table-cell office:value-type="string">
            <text:p>22:58</text:p>
          </table:table-cell>
          <table:table-cell office:value-type="string">
            <text:p>23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3:13</text:p>
          </table:table-cell>
          <table:table-cell office:value-type="string">
            <text:p>23:18</text:p>
          </table:table-cell>
          <table:table-cell office:value-type="string">
            <text:p>23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3:33</text:p>
          </table:table-cell>
          <table:table-cell office:value-type="string">
            <text:p>23:38</text:p>
          </table:table-cell>
          <table:table-cell office:value-type="string">
            <text:p>23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3:53</text:p>
          </table:table-cell>
          <table:table-cell office:value-type="string">
            <text:p>23:58</text:p>
          </table:table-cell>
          <table:table-cell office:value-type="string">
            <text:p>24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4:13</text:p>
          </table:table-cell>
          <table:table-cell office:value-type="string">
            <text:p>24:18</text:p>
          </table:table-cell>
          <table:table-cell office:value-type="string">
            <text:p>24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4:33</text:p>
          </table:table-cell>
          <table:table-cell office:value-type="string">
            <text:p>24:38</text:p>
          </table:table-cell>
          <table:table-cell office:value-type="string">
            <text:p>24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4:53</text:p>
          </table:table-cell>
          <table:table-cell office:value-type="string">
            <text:p>24:58</text:p>
          </table:table-cell>
          <table:table-cell office:value-type="string">
            <text:p>25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5:13</text:p>
          </table:table-cell>
          <table:table-cell office:value-type="string">
            <text:p>25:18</text:p>
          </table:table-cell>
          <table:table-cell office:value-type="string">
            <text:p>25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5:33</text:p>
          </table:table-cell>
          <table:table-cell office:value-type="string">
            <text:p>25:38</text:p>
          </table:table-cell>
          <table:table-cell office:value-type="string">
            <text:p>25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5:53</text:p>
          </table:table-cell>
          <table:table-cell office:value-type="string">
            <text:p>25:58</text:p>
          </table:table-cell>
          <table:table-cell office:value-type="string">
            <text:p>26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6:13</text:p>
          </table:table-cell>
          <table:table-cell office:value-type="string">
            <text:p>26:18</text:p>
          </table:table-cell>
          <table:table-cell office:value-type="string">
            <text:p>26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6:33</text:p>
          </table:table-cell>
          <table:table-cell office:value-type="string">
            <text:p>26:38</text:p>
          </table:table-cell>
          <table:table-cell office:value-type="string">
            <text:p>26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W</text:p>
          </table:table-cell>
          <table:table-cell office:value-type="string">
            <text:p>East Campus</text:p>
          </table:table-cell>
          <table:table-cell office:value-type="string">
            <text:p>26:53</text:p>
          </table:table-cell>
          <table:table-cell office:value-type="string">
            <text:p>26:58</text:p>
          </table:table-cell>
          <table:table-cell office:value-type="string">
            <text:p>27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17:33</text:p>
          </table:table-cell>
          <table:table-cell office:value-type="string">
            <text:p>17:38</text:p>
          </table:table-cell>
          <table:table-cell office:value-type="string">
            <text:p>17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17:53</text:p>
          </table:table-cell>
          <table:table-cell office:value-type="string">
            <text:p>17:58</text:p>
          </table:table-cell>
          <table:table-cell office:value-type="string">
            <text:p>18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18:13</text:p>
          </table:table-cell>
          <table:table-cell office:value-type="string">
            <text:p>18:18</text:p>
          </table:table-cell>
          <table:table-cell office:value-type="string">
            <text:p>18:2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18:33</text:p>
          </table:table-cell>
          <table:table-cell office:value-type="string">
            <text:p>18:38</text:p>
          </table:table-cell>
          <table:table-cell office:value-type="string">
            <text:p>18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18:53</text:p>
          </table:table-cell>
          <table:table-cell office:value-type="string">
            <text:p>18:58</text:p>
          </table:table-cell>
          <table:table-cell office:value-type="string">
            <text:p>19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19:13</text:p>
          </table:table-cell>
          <table:table-cell office:value-type="string">
            <text:p>19:18</text:p>
          </table:table-cell>
          <table:table-cell office:value-type="string">
            <text:p>19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19:33</text:p>
          </table:table-cell>
          <table:table-cell office:value-type="string">
            <text:p>19:38</text:p>
          </table:table-cell>
          <table:table-cell office:value-type="string">
            <text:p>19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19:53</text:p>
          </table:table-cell>
          <table:table-cell office:value-type="string">
            <text:p>19:58</text:p>
          </table:table-cell>
          <table:table-cell office:value-type="string">
            <text:p>20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0:13</text:p>
          </table:table-cell>
          <table:table-cell office:value-type="string">
            <text:p>20:18</text:p>
          </table:table-cell>
          <table:table-cell office:value-type="string">
            <text:p>20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0:33</text:p>
          </table:table-cell>
          <table:table-cell office:value-type="string">
            <text:p>20:38</text:p>
          </table:table-cell>
          <table:table-cell office:value-type="string">
            <text:p>20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0:53</text:p>
          </table:table-cell>
          <table:table-cell office:value-type="string">
            <text:p>20:58</text:p>
          </table:table-cell>
          <table:table-cell office:value-type="string">
            <text:p>21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0:13</text:p>
          </table:table-cell>
          <table:table-cell office:value-type="string">
            <text:p>20:18</text:p>
          </table:table-cell>
          <table:table-cell office:value-type="string">
            <text:p>20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0:33</text:p>
          </table:table-cell>
          <table:table-cell office:value-type="string">
            <text:p>20:38</text:p>
          </table:table-cell>
          <table:table-cell office:value-type="string">
            <text:p>20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0:53</text:p>
          </table:table-cell>
          <table:table-cell office:value-type="string">
            <text:p>20:58</text:p>
          </table:table-cell>
          <table:table-cell office:value-type="string">
            <text:p>22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2:13</text:p>
          </table:table-cell>
          <table:table-cell office:value-type="string">
            <text:p>22:18</text:p>
          </table:table-cell>
          <table:table-cell office:value-type="string">
            <text:p>22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2:33</text:p>
          </table:table-cell>
          <table:table-cell office:value-type="string">
            <text:p>22:38</text:p>
          </table:table-cell>
          <table:table-cell office:value-type="string">
            <text:p>22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2:53</text:p>
          </table:table-cell>
          <table:table-cell office:value-type="string">
            <text:p>22:58</text:p>
          </table:table-cell>
          <table:table-cell office:value-type="string">
            <text:p>23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3:13</text:p>
          </table:table-cell>
          <table:table-cell office:value-type="string">
            <text:p>23:18</text:p>
          </table:table-cell>
          <table:table-cell office:value-type="string">
            <text:p>23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3:33</text:p>
          </table:table-cell>
          <table:table-cell office:value-type="string">
            <text:p>23:38</text:p>
          </table:table-cell>
          <table:table-cell office:value-type="string">
            <text:p>23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3:53</text:p>
          </table:table-cell>
          <table:table-cell office:value-type="string">
            <text:p>23:58</text:p>
          </table:table-cell>
          <table:table-cell office:value-type="string">
            <text:p>24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4:13</text:p>
          </table:table-cell>
          <table:table-cell office:value-type="string">
            <text:p>24:18</text:p>
          </table:table-cell>
          <table:table-cell office:value-type="string">
            <text:p>24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4:33</text:p>
          </table:table-cell>
          <table:table-cell office:value-type="string">
            <text:p>24:38</text:p>
          </table:table-cell>
          <table:table-cell office:value-type="string">
            <text:p>24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4:53</text:p>
          </table:table-cell>
          <table:table-cell office:value-type="string">
            <text:p>24:58</text:p>
          </table:table-cell>
          <table:table-cell office:value-type="string">
            <text:p>25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5:13</text:p>
          </table:table-cell>
          <table:table-cell office:value-type="string">
            <text:p>25:18</text:p>
          </table:table-cell>
          <table:table-cell office:value-type="string">
            <text:p>25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5:33</text:p>
          </table:table-cell>
          <table:table-cell office:value-type="string">
            <text:p>25:38</text:p>
          </table:table-cell>
          <table:table-cell office:value-type="string">
            <text:p>25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5:53</text:p>
          </table:table-cell>
          <table:table-cell office:value-type="string">
            <text:p>25:58</text:p>
          </table:table-cell>
          <table:table-cell office:value-type="string">
            <text:p>26:0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6:13</text:p>
          </table:table-cell>
          <table:table-cell office:value-type="string">
            <text:p>26:18</text:p>
          </table:table-cell>
          <table:table-cell office:value-type="string">
            <text:p>26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6:33</text:p>
          </table:table-cell>
          <table:table-cell office:value-type="string">
            <text:p>26:38</text:p>
          </table:table-cell>
          <table:table-cell office:value-type="string">
            <text:p>26:45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</text:p>
          </table:table-cell>
          <table:table-cell office:value-type="string">
            <text:p>East Campus</text:p>
          </table:table-cell>
          <table:table-cell office:value-type="string">
            <text:p>26:53</text:p>
          </table:table-cell>
          <table:table-cell office:value-type="string">
            <text:p>26:58</text:p>
          </table:table-cell>
          <table:table-cell office:value-type="string">
            <text:p>27:05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3:1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df</meta:initial-creator>
    <meta:creation-date>2011-03-03T12:49:34</meta:creation-date>
    <dc:date>2011-03-03T13:11:53</dc:date>
    <dc:creator>p df</dc:creator>
    <meta:editing-duration>PT00H22M19S</meta:editing-duration>
    <meta:editing-cycles>2</meta:editing-cycles>
    <meta:generator>OpenOffice.org/3.2$Unix OpenOffice.org_project/320m19$Build-9505</meta:generator>
    <meta:document-statistic meta:table-count="3" meta:cell-count="364" meta:object-count="0"/>
  </office:meta>
</office:document-meta>
</file>